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" svg:font-family="Courier"/>
    <style:font-face style:name="F" svg:font-family="" style:font-family-generic="roman"/>
    <style:font-face style:name="Nimbus Sans" svg:font-family="'Nimbus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none" style:country-asian="none" style:font-style-asian="normal" style:font-weight-asian="bold" style:font-name-complex="Courier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 table:number-columns-spanned="4" table:number-rows-spanned="1">
            <text:p>Size 1</text:p>
          </table:table-cell>
          <table:covered-table-cell table:number-columns-repeated="3"/>
          <table:table-cell table:number-columns-repeated="3"/>
          <table:table-cell office:value-type="string" calcext:value-type="string" table:number-columns-spanned="4" table:number-rows-spanned="1">
            <text:p>Size 2</text:p>
          </table:table-cell>
          <table:covered-table-cell table:number-columns-repeated="3"/>
          <table:table-cell table:number-columns-repeated="3"/>
          <table:table-cell office:value-type="string" calcext:value-type="string" table:number-columns-spanned="4" table:number-rows-spanned="1">
            <text:p>Size 4</text:p>
          </table:table-cell>
          <table:covered-table-cell table:number-columns-repeated="3"/>
          <table:table-cell table:number-columns-repeated="3"/>
          <table:table-cell office:value-type="string" calcext:value-type="string" table:number-columns-spanned="4" table:number-rows-spanned="1">
            <text:p>Size 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  <table:table-cell table:number-columns-repeated="3"/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  <table:table-cell table:number-columns-repeated="3"/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  <table:table-cell table:number-columns-repeated="3"/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28637" calcext:value-type="float">
            <text:p>1.28637E-08</text:p>
          </table:table-cell>
          <table:table-cell office:value-type="float" office:value="-0.0000000102708" calcext:value-type="float">
            <text:p>-1.02708E-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20931" calcext:value-type="float">
            <text:p>1.20931E-08</text:p>
          </table:table-cell>
          <table:table-cell office:value-type="float" office:value="-0.00000000998934" calcext:value-type="float">
            <text:p>-9.98934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15473" calcext:value-type="float">
            <text:p>1.15473E-08</text:p>
          </table:table-cell>
          <table:table-cell office:value-type="float" office:value="-0.00000000958373" calcext:value-type="float">
            <text:p>-9.58373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11925" calcext:value-type="float">
            <text:p>1.11925E-08</text:p>
          </table:table-cell>
          <table:table-cell office:value-type="float" office:value="-0.00000000924088" calcext:value-type="float">
            <text:p>-9.24088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00134836" calcext:value-type="float">
            <text:p>1.34836E-08</text:p>
          </table:table-cell>
          <table:table-cell office:value-type="float" office:value="-0.0000000093736" calcext:value-type="float">
            <text:p>-9.3736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00124943" calcext:value-type="float">
            <text:p>1.24943E-08</text:p>
          </table:table-cell>
          <table:table-cell office:value-type="float" office:value="-0.00000000967952" calcext:value-type="float">
            <text:p>-9.67952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00117383" calcext:value-type="float">
            <text:p>1.17383E-08</text:p>
          </table:table-cell>
          <table:table-cell office:value-type="float" office:value="-0.00000000939203" calcext:value-type="float">
            <text:p>-9.39203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00112953" calcext:value-type="float">
            <text:p>1.12953E-08</text:p>
          </table:table-cell>
          <table:table-cell office:value-type="float" office:value="-0.00000000909658" calcext:value-type="float">
            <text:p>-9.09658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00145033" calcext:value-type="float">
            <text:p>1.45033E-08</text:p>
          </table:table-cell>
          <table:table-cell office:value-type="float" office:value="-0.0000000086615" calcext:value-type="float">
            <text:p>-8.6615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001316" calcext:value-type="float">
            <text:p>1.316E-08</text:p>
          </table:table-cell>
          <table:table-cell office:value-type="float" office:value="-0.0000000091916" calcext:value-type="float">
            <text:p>-9.1916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0012116" calcext:value-type="float">
            <text:p>1.2116E-08</text:p>
          </table:table-cell>
          <table:table-cell office:value-type="float" office:value="-0.00000000900195" calcext:value-type="float">
            <text:p>-9.00195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00115114" calcext:value-type="float">
            <text:p>1.15114E-08</text:p>
          </table:table-cell>
          <table:table-cell office:value-type="float" office:value="-0.00000000895567" calcext:value-type="float">
            <text:p>-8.95567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00160963" calcext:value-type="float">
            <text:p>1.60963E-08</text:p>
          </table:table-cell>
          <table:table-cell office:value-type="float" office:value="-0.00000000718657" calcext:value-type="float">
            <text:p>-7.18657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00141732" calcext:value-type="float">
            <text:p>1.41732E-08</text:p>
          </table:table-cell>
          <table:table-cell office:value-type="float" office:value="-0.00000000790564" calcext:value-type="float">
            <text:p>-7.90564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00127797" calcext:value-type="float">
            <text:p>1.27797E-08</text:p>
          </table:table-cell>
          <table:table-cell office:value-type="float" office:value="-0.00000000843976" calcext:value-type="float">
            <text:p>-8.43976E-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00118985" calcext:value-type="float">
            <text:p>1.18985E-08</text:p>
          </table:table-cell>
          <table:table-cell office:value-type="float" office:value="-0.00000000852428" calcext:value-type="float">
            <text:p>-8.52428E-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58424" calcext:value-type="float">
            <text:p>1.58424E-10</text:p>
          </table:table-cell>
          <table:table-cell office:value-type="float" office:value="0.000000000130666" calcext:value-type="float">
            <text:p>1.30666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27171" calcext:value-type="float">
            <text:p>1.27171E-10</text:p>
          </table:table-cell>
          <table:table-cell office:value-type="float" office:value="0.000000000108424" calcext:value-type="float">
            <text:p>1.08424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10761" calcext:value-type="float">
            <text:p>1.10761E-10</text:p>
          </table:table-cell>
          <table:table-cell office:value-type="float" office:value="0.0000000000966818" calcext:value-type="float">
            <text:p>9.66818E-1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02132" calcext:value-type="float">
            <text:p>1.02132E-10</text:p>
          </table:table-cell>
          <table:table-cell office:value-type="float" office:value="0.0000000000908347" calcext:value-type="float">
            <text:p>9.08347E-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17197" calcext:value-type="float">
            <text:p>2.17197E-10</text:p>
          </table:table-cell>
          <table:table-cell office:value-type="float" office:value="0.000000000175982" calcext:value-type="float">
            <text:p>1.75982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157739" calcext:value-type="float">
            <text:p>1.57739E-10</text:p>
          </table:table-cell>
          <table:table-cell office:value-type="float" office:value="0.000000000131694" calcext:value-type="float">
            <text:p>1.31694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126772" calcext:value-type="float">
            <text:p>1.26772E-10</text:p>
          </table:table-cell>
          <table:table-cell office:value-type="float" office:value="0.000000000108767" calcext:value-type="float">
            <text:p>1.08767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109935" calcext:value-type="float">
            <text:p>1.09935E-10</text:p>
          </table:table-cell>
          <table:table-cell office:value-type="float" office:value="0.0000000000970328" calcext:value-type="float">
            <text:p>9.70328E-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34833" calcext:value-type="float">
            <text:p>3.4833E-10</text:p>
          </table:table-cell>
          <table:table-cell office:value-type="float" office:value="0.000000000275951" calcext:value-type="float">
            <text:p>2.75951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219148" calcext:value-type="float">
            <text:p>2.19148E-10</text:p>
          </table:table-cell>
          <table:table-cell office:value-type="float" office:value="0.000000000178341" calcext:value-type="float">
            <text:p>1.78341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158305" calcext:value-type="float">
            <text:p>1.58305E-10</text:p>
          </table:table-cell>
          <table:table-cell office:value-type="float" office:value="0.000000000132563" calcext:value-type="float">
            <text:p>1.32563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126121" calcext:value-type="float">
            <text:p>1.26121E-10</text:p>
          </table:table-cell>
          <table:table-cell office:value-type="float" office:value="0.000000000109091" calcext:value-type="float">
            <text:p>1.09091E-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568082" calcext:value-type="float">
            <text:p>5.68082E-10</text:p>
          </table:table-cell>
          <table:table-cell office:value-type="float" office:value="0.000000000439638" calcext:value-type="float">
            <text:p>4.39638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340311" calcext:value-type="float">
            <text:p>3.40311E-10</text:p>
          </table:table-cell>
          <table:table-cell office:value-type="float" office:value="0.000000000269101" calcext:value-type="float">
            <text:p>2.69101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21562" calcext:value-type="float">
            <text:p>2.21562E-10</text:p>
          </table:table-cell>
          <table:table-cell office:value-type="float" office:value="0.000000000179679" calcext:value-type="float">
            <text:p>1.79679E-1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158745" calcext:value-type="float">
            <text:p>1.58745E-10</text:p>
          </table:table-cell>
          <table:table-cell office:value-type="float" office:value="0.000000000133172" calcext:value-type="float">
            <text:p>1.33172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4356" calcext:value-type="float">
            <text:p>2.4356E-10</text:p>
          </table:table-cell>
          <table:table-cell office:value-type="float" office:value="0.000000000169668" calcext:value-type="float">
            <text:p>1.69668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06942" calcext:value-type="float">
            <text:p>2.06942E-10</text:p>
          </table:table-cell>
          <table:table-cell office:value-type="float" office:value="0.000000000140757" calcext:value-type="float">
            <text:p>1.40757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86836" calcext:value-type="float">
            <text:p>1.86836E-10</text:p>
          </table:table-cell>
          <table:table-cell office:value-type="float" office:value="0.000000000123892" calcext:value-type="float">
            <text:p>1.23892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76236" calcext:value-type="float">
            <text:p>1.76236E-10</text:p>
          </table:table-cell>
          <table:table-cell office:value-type="float" office:value="0.000000000115874" calcext:value-type="float">
            <text:p>1.15874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306481" calcext:value-type="float">
            <text:p>3.06481E-10</text:p>
          </table:table-cell>
          <table:table-cell office:value-type="float" office:value="0.000000000227268" calcext:value-type="float">
            <text:p>2.27268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4322" calcext:value-type="float">
            <text:p>2.4322E-10</text:p>
          </table:table-cell>
          <table:table-cell office:value-type="float" office:value="0.000000000176149" calcext:value-type="float">
            <text:p>1.76149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0702" calcext:value-type="float">
            <text:p>2.0702E-10</text:p>
          </table:table-cell>
          <table:table-cell office:value-type="float" office:value="0.000000000143402" calcext:value-type="float">
            <text:p>1.43402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186835" calcext:value-type="float">
            <text:p>1.86835E-10</text:p>
          </table:table-cell>
          <table:table-cell office:value-type="float" office:value="0.000000000125887" calcext:value-type="float">
            <text:p>1.25887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418502" calcext:value-type="float">
            <text:p>4.18502E-10</text:p>
          </table:table-cell>
          <table:table-cell office:value-type="float" office:value="0.000000000323982" calcext:value-type="float">
            <text:p>3.23982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307521" calcext:value-type="float">
            <text:p>3.07521E-10</text:p>
          </table:table-cell>
          <table:table-cell office:value-type="float" office:value="0.000000000233511" calcext:value-type="float">
            <text:p>2.33511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243667" calcext:value-type="float">
            <text:p>2.43667E-10</text:p>
          </table:table-cell>
          <table:table-cell office:value-type="float" office:value="0.000000000177411" calcext:value-type="float">
            <text:p>1.77411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206717" calcext:value-type="float">
            <text:p>2.06717E-10</text:p>
          </table:table-cell>
          <table:table-cell office:value-type="float" office:value="0.000000000144654" calcext:value-type="float">
            <text:p>1.44654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648857" calcext:value-type="float">
            <text:p>6.48857E-10</text:p>
          </table:table-cell>
          <table:table-cell office:value-type="float" office:value="0.000000000498462" calcext:value-type="float">
            <text:p>4.98462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424301" calcext:value-type="float">
            <text:p>4.24301E-10</text:p>
          </table:table-cell>
          <table:table-cell office:value-type="float" office:value="0.000000000331662" calcext:value-type="float">
            <text:p>3.31662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307826" calcext:value-type="float">
            <text:p>3.07826E-10</text:p>
          </table:table-cell>
          <table:table-cell office:value-type="float" office:value="0.00000000023663" calcext:value-type="float">
            <text:p>2.3663E-10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43608" calcext:value-type="float">
            <text:p>2.43608E-10</text:p>
          </table:table-cell>
          <table:table-cell office:value-type="float" office:value="0.000000000179384" calcext:value-type="float">
            <text:p>1.79384E-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38027" calcext:value-type="float">
            <text:p>3.38027E-10</text:p>
          </table:table-cell>
          <table:table-cell office:value-type="float" office:value="0.000000000184738" calcext:value-type="float">
            <text:p>1.84738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93303" calcext:value-type="float">
            <text:p>2.93303E-10</text:p>
          </table:table-cell>
          <table:table-cell office:value-type="float" office:value="0.000000000145443" calcext:value-type="float">
            <text:p>1.45443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64737" calcext:value-type="float">
            <text:p>2.64737E-10</text:p>
          </table:table-cell>
          <table:table-cell office:value-type="float" office:value="0.000000000127242" calcext:value-type="float">
            <text:p>1.27242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52602" calcext:value-type="float">
            <text:p>2.52602E-10</text:p>
          </table:table-cell>
          <table:table-cell office:value-type="float" office:value="0.000000000117181" calcext:value-type="float">
            <text:p>1.17181E-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414288" calcext:value-type="float">
            <text:p>4.14288E-10</text:p>
          </table:table-cell>
          <table:table-cell office:value-type="float" office:value="0.000000000254931" calcext:value-type="float">
            <text:p>2.54931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337758" calcext:value-type="float">
            <text:p>3.37758E-10</text:p>
          </table:table-cell>
          <table:table-cell office:value-type="float" office:value="0.000000000191673" calcext:value-type="float">
            <text:p>1.91673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90603" calcext:value-type="float">
            <text:p>2.90603E-10</text:p>
          </table:table-cell>
          <table:table-cell office:value-type="float" office:value="0.000000000152451" calcext:value-type="float">
            <text:p>1.52451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65909" calcext:value-type="float">
            <text:p>2.65909E-10</text:p>
          </table:table-cell>
          <table:table-cell office:value-type="float" office:value="0.000000000130224" calcext:value-type="float">
            <text:p>1.30224E-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544659" calcext:value-type="float">
            <text:p>5.44659E-10</text:p>
          </table:table-cell>
          <table:table-cell office:value-type="float" office:value="0.000000000379975" calcext:value-type="float">
            <text:p>3.79975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415179" calcext:value-type="float">
            <text:p>4.15179E-10</text:p>
          </table:table-cell>
          <table:table-cell office:value-type="float" office:value="0.000000000268378" calcext:value-type="float">
            <text:p>2.68378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33799" calcext:value-type="float">
            <text:p>3.3799E-10</text:p>
          </table:table-cell>
          <table:table-cell office:value-type="float" office:value="0.000000000197538" calcext:value-type="float">
            <text:p>1.97538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292314" calcext:value-type="float">
            <text:p>2.92314E-10</text:p>
          </table:table-cell>
          <table:table-cell office:value-type="float" office:value="0.000000000155731" calcext:value-type="float">
            <text:p>1.55731E-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769342" calcext:value-type="float">
            <text:p>7.69342E-10</text:p>
          </table:table-cell>
          <table:table-cell office:value-type="float" office:value="0.000000000582293" calcext:value-type="float">
            <text:p>5.82293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549141" calcext:value-type="float">
            <text:p>5.49141E-10</text:p>
          </table:table-cell>
          <table:table-cell office:value-type="float" office:value="0.000000000439488" calcext:value-type="float">
            <text:p>4.39488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415777" calcext:value-type="float">
            <text:p>4.15777E-10</text:p>
          </table:table-cell>
          <table:table-cell office:value-type="float" office:value="0.000000000274714" calcext:value-type="float">
            <text:p>2.74714E-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10725" calcext:value-type="float">
            <text:p>1.0725E-09</text:p>
          </table:table-cell>
          <table:table-cell office:value-type="float" office:value="0.000000000814652" calcext:value-type="float">
            <text:p>8.14652E-1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3"/>
          <table:table-cell office:value-type="float" office:value="166.66" calcext:value-type="float">
            <text:p>166.66</text:p>
          </table:table-cell>
          <table:table-cell office:value-type="float" office:value="16.2" calcext:value-type="float">
            <text:p>16.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66.66" calcext:value-type="float">
            <text:p>166.66</text:p>
          </table:table-cell>
          <table:table-cell office:value-type="float" office:value="16.2" calcext:value-type="float">
            <text:p>16.2</text:p>
          </table:table-cell>
          <table:table-cell table:number-columns-repeated="8"/>
          <table:table-cell office:value-type="float" office:value="666.66" calcext:value-type="float">
            <text:p>666.66</text:p>
          </table:table-cell>
          <table:table-cell office:value-type="float" office:value="32.4" calcext:value-type="float">
            <text:p>32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66.66" calcext:value-type="float">
            <text:p>666.66</text:p>
          </table:table-cell>
          <table:table-cell office:value-type="float" office:value="32.4" calcext:value-type="float">
            <text:p>32.4</text:p>
          </table:table-cell>
          <table:table-cell table:number-columns-repeated="8"/>
          <table:table-cell office:value-type="float" office:value="1333.33" calcext:value-type="float">
            <text:p>1333.33</text:p>
          </table:table-cell>
          <table:table-cell office:value-type="float" office:value="64.8" calcext:value-type="float">
            <text:p>64.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333.33" calcext:value-type="float">
            <text:p>1333.33</text:p>
          </table:table-cell>
          <table:table-cell office:value-type="float" office:value="64.8" calcext:value-type="float">
            <text:p>64.8</text:p>
          </table:table-cell>
          <table:table-cell table:number-columns-repeated="9"/>
          <table:table-cell office:value-type="float" office:value="129.6" calcext:value-type="float">
            <text:p>129.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9.6" calcext:value-type="float">
            <text:p>129.6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 table:number-columns-spanned="4" table:number-rows-spanned="1">
            <text:p>Size 4</text:p>
          </table:table-cell>
          <table:covered-table-cell table:number-columns-repeated="3"/>
          <table:table-cell table:number-columns-repeated="3"/>
          <table:table-cell office:value-type="string" calcext:value-type="string" table:number-columns-spanned="4" table:number-rows-spanned="1">
            <text:p>Size 2</text:p>
          </table:table-cell>
          <table:covered-table-cell table:number-columns-repeated="3"/>
          <table:table-cell table:number-columns-repeated="3"/>
          <table:table-cell office:value-type="string" calcext:value-type="string" table:number-columns-spanned="4" table:number-rows-spanned="1">
            <text:p>Size 1</text:p>
          </table:table-cell>
          <table:covered-table-cell table:number-columns-repeated="3"/>
          <table:table-cell table:number-columns-repeated="3"/>
          <table:table-cell office:value-type="string" calcext:value-type="string" table:number-columns-spanned="4" table:number-rows-spanned="1">
            <text:p>Size 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  <table:table-cell office:value-type="string" calcext:value-type="string">
            <text:p>trise</text:p>
          </table:table-cell>
          <table:table-cell office:value-type="string" calcext:value-type="string">
            <text:p>tfall</text:p>
          </table:table-cell>
          <table:table-cell/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  <table:table-cell office:value-type="string" calcext:value-type="string">
            <text:p>trise</text:p>
          </table:table-cell>
          <table:table-cell office:value-type="string" calcext:value-type="string">
            <text:p>tfall</text:p>
          </table:table-cell>
          <table:table-cell/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  <table:table-cell office:value-type="string" calcext:value-type="string">
            <text:p>trise</text:p>
          </table:table-cell>
          <table:table-cell office:value-type="string" calcext:value-type="string">
            <text:p>tfall</text:p>
          </table:table-cell>
          <table:table-cell/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860524" calcext:value-type="float">
            <text:p>8.61E-09</text:p>
          </table:table-cell>
          <table:table-cell table:style-name="ce1" office:value-type="float" office:value="0.00000000680004" calcext:value-type="float">
            <text:p>6.80E-09</text:p>
          </table:table-cell>
          <table:table-cell table:style-name="ce1" office:value-type="float" office:value="0.0000000107962" calcext:value-type="float">
            <text:p>1.08E-08</text:p>
          </table:table-cell>
          <table:table-cell table:style-name="ce1" office:value-type="float" office:value="0.0000000105879" calcext:value-type="float">
            <text:p>1.06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886691" calcext:value-type="float">
            <text:p>8.87E-09</text:p>
          </table:table-cell>
          <table:table-cell table:style-name="ce1" office:value-type="float" office:value="0.00000000655936" calcext:value-type="float">
            <text:p>6.56E-09</text:p>
          </table:table-cell>
          <table:table-cell table:style-name="ce1" office:value-type="float" office:value="0.0000000106796" calcext:value-type="float">
            <text:p>1.07E-08</text:p>
          </table:table-cell>
          <table:table-cell table:style-name="ce1" office:value-type="float" office:value="0.0000000109361" calcext:value-type="float">
            <text:p>1.09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936531" calcext:value-type="float">
            <text:p>9.37E-09</text:p>
          </table:table-cell>
          <table:table-cell table:style-name="ce1" office:value-type="float" office:value="0.00000000655626" calcext:value-type="float">
            <text:p>6.56E-09</text:p>
          </table:table-cell>
          <table:table-cell table:style-name="ce1" office:value-type="float" office:value="0.0000000105807" calcext:value-type="float">
            <text:p>1.06E-08</text:p>
          </table:table-cell>
          <table:table-cell table:style-name="ce1" office:value-type="float" office:value="0.0000000144989" calcext:value-type="float">
            <text:p>1.45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895874" calcext:value-type="float">
            <text:p>8.96E-09</text:p>
          </table:table-cell>
          <table:table-cell table:style-name="ce1" office:value-type="float" office:value="0.00000000667956" calcext:value-type="float">
            <text:p>6.68E-09</text:p>
          </table:table-cell>
          <table:table-cell table:style-name="ce1" office:value-type="float" office:value="0.00000000972251" calcext:value-type="float">
            <text:p>9.72E-09</text:p>
          </table:table-cell>
          <table:table-cell table:style-name="ce1" office:value-type="float" office:value="0.0000000115171" calcext:value-type="float">
            <text:p>1.15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93913" calcext:value-type="float">
            <text:p>9.39E-09</text:p>
          </table:table-cell>
          <table:table-cell table:style-name="ce1" office:value-type="float" office:value="0.00000000657839" calcext:value-type="float">
            <text:p>6.58E-09</text:p>
          </table:table-cell>
          <table:table-cell table:style-name="ce1" office:value-type="float" office:value="0.00000000965838" calcext:value-type="float">
            <text:p>9.66E-09</text:p>
          </table:table-cell>
          <table:table-cell table:style-name="ce1" office:value-type="float" office:value="0.0000000136283" calcext:value-type="float">
            <text:p>1.36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10115" calcext:value-type="float">
            <text:p>1.01E-08</text:p>
          </table:table-cell>
          <table:table-cell table:style-name="ce1" office:value-type="float" office:value="0.00000000565851" calcext:value-type="float">
            <text:p>5.66E-09</text:p>
          </table:table-cell>
          <table:table-cell table:style-name="ce1" office:value-type="float" office:value="0.00000000993813" calcext:value-type="float">
            <text:p>9.94E-09</text:p>
          </table:table-cell>
          <table:table-cell table:style-name="ce1" office:value-type="float" office:value="0.0000000120993" calcext:value-type="float">
            <text:p>1.2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936985" calcext:value-type="float">
            <text:p>9.37E-09</text:p>
          </table:table-cell>
          <table:table-cell table:style-name="ce1" office:value-type="float" office:value="0.00000000637392" calcext:value-type="float">
            <text:p>6.37E-09</text:p>
          </table:table-cell>
          <table:table-cell table:style-name="ce1" office:value-type="float" office:value="0.00000000969602" calcext:value-type="float">
            <text:p>9.70E-09</text:p>
          </table:table-cell>
          <table:table-cell table:style-name="ce1" office:value-type="float" office:value="0.0000000111727" calcext:value-type="float">
            <text:p>1.12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100183" calcext:value-type="float">
            <text:p>1.00E-08</text:p>
          </table:table-cell>
          <table:table-cell table:style-name="ce1" office:value-type="float" office:value="0.00000000568697" calcext:value-type="float">
            <text:p>5.69E-09</text:p>
          </table:table-cell>
          <table:table-cell table:style-name="ce1" office:value-type="float" office:value="0.0000000100555" calcext:value-type="float">
            <text:p>1.01E-08</text:p>
          </table:table-cell>
          <table:table-cell table:style-name="ce1" office:value-type="float" office:value="0.0000000120758" calcext:value-type="float">
            <text:p>1.2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111631" calcext:value-type="float">
            <text:p>1.12E-08</text:p>
          </table:table-cell>
          <table:table-cell table:style-name="ce1" office:value-type="float" office:value="0.00000000453785" calcext:value-type="float">
            <text:p>4.54E-09</text:p>
          </table:table-cell>
          <table:table-cell table:style-name="ce1" office:value-type="float" office:value="0.0000000110019" calcext:value-type="float">
            <text:p>1.10E-08</text:p>
          </table:table-cell>
          <table:table-cell table:style-name="ce1" office:value-type="float" office:value="0.0000000134218" calcext:value-type="float">
            <text:p>1.34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100758" calcext:value-type="float">
            <text:p>1.01E-08</text:p>
          </table:table-cell>
          <table:table-cell table:style-name="ce1" office:value-type="float" office:value="0.00000000570118" calcext:value-type="float">
            <text:p>5.70E-09</text:p>
          </table:table-cell>
          <table:table-cell table:style-name="ce1" office:value-type="float" office:value="0.00000000985602" calcext:value-type="float">
            <text:p>9.86E-09</text:p>
          </table:table-cell>
          <table:table-cell table:style-name="ce1" office:value-type="float" office:value="0.0000000120633" calcext:value-type="float">
            <text:p>1.2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112086" calcext:value-type="float">
            <text:p>1.12E-08</text:p>
          </table:table-cell>
          <table:table-cell table:style-name="ce1" office:value-type="float" office:value="0.00000000462799" calcext:value-type="float">
            <text:p>4.63E-09</text:p>
          </table:table-cell>
          <table:table-cell table:style-name="ce1" office:value-type="float" office:value="0.0000000109686" calcext:value-type="float">
            <text:p>1.10E-08</text:p>
          </table:table-cell>
          <table:table-cell table:style-name="ce1" office:value-type="float" office:value="0.0000000141398" calcext:value-type="float">
            <text:p>1.4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129706" calcext:value-type="float">
            <text:p>1.30E-08</text:p>
          </table:table-cell>
          <table:table-cell table:style-name="ce1" office:value-type="float" office:value="0.00000000319925" calcext:value-type="float">
            <text:p>3.20E-09</text:p>
          </table:table-cell>
          <table:table-cell table:style-name="ce1" office:value-type="float" office:value="0.0000000127257" calcext:value-type="float">
            <text:p>1.27E-08</text:p>
          </table:table-cell>
          <table:table-cell table:style-name="ce1" office:value-type="float" office:value="0.0000000184612" calcext:value-type="float">
            <text:p>1.85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00974881" calcext:value-type="float">
            <text:p>9.75E-11</text:p>
          </table:table-cell>
          <table:table-cell table:style-name="ce1" office:value-type="float" office:value="0.0000000000956983" calcext:value-type="float">
            <text:p>9.57E-11</text:p>
          </table:table-cell>
          <table:table-cell table:style-name="ce1" office:value-type="float" office:value="0.000000000102233" calcext:value-type="float">
            <text:p>1.02E-10</text:p>
          </table:table-cell>
          <table:table-cell table:style-name="ce1" office:value-type="float" office:value="0.0000000000780533" calcext:value-type="float">
            <text:p>7.81E-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0115145" calcext:value-type="float">
            <text:p>1.15E-10</text:p>
          </table:table-cell>
          <table:table-cell table:style-name="ce1" office:value-type="float" office:value="0.000000000111147" calcext:value-type="float">
            <text:p>1.11E-10</text:p>
          </table:table-cell>
          <table:table-cell table:style-name="ce1" office:value-type="float" office:value="0.000000000127072" calcext:value-type="float">
            <text:p>1.27E-10</text:p>
          </table:table-cell>
          <table:table-cell table:style-name="ce1" office:value-type="float" office:value="0.0000000000982112" calcext:value-type="float">
            <text:p>9.82E-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0150484" calcext:value-type="float">
            <text:p>1.50E-10</text:p>
          </table:table-cell>
          <table:table-cell table:style-name="ce1" office:value-type="float" office:value="0.000000000142146" calcext:value-type="float">
            <text:p>1.42E-10</text:p>
          </table:table-cell>
          <table:table-cell table:style-name="ce1" office:value-type="float" office:value="0.000000000174793" calcext:value-type="float">
            <text:p>1.75E-10</text:p>
          </table:table-cell>
          <table:table-cell table:style-name="ce1" office:value-type="float" office:value="0.000000000136644" calcext:value-type="float">
            <text:p>1.37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011414" calcext:value-type="float">
            <text:p>1.14E-10</text:p>
          </table:table-cell>
          <table:table-cell table:style-name="ce1" office:value-type="float" office:value="0.000000000109976" calcext:value-type="float">
            <text:p>1.10E-10</text:p>
          </table:table-cell>
          <table:table-cell table:style-name="ce1" office:value-type="float" office:value="0.000000000124903" calcext:value-type="float">
            <text:p>1.25E-10</text:p>
          </table:table-cell>
          <table:table-cell table:style-name="ce1" office:value-type="float" office:value="0.0000000000965383" calcext:value-type="float">
            <text:p>9.65E-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0149009" calcext:value-type="float">
            <text:p>1.49E-10</text:p>
          </table:table-cell>
          <table:table-cell table:style-name="ce1" office:value-type="float" office:value="0.000000000139269" calcext:value-type="float">
            <text:p>1.39E-10</text:p>
          </table:table-cell>
          <table:table-cell table:style-name="ce1" office:value-type="float" office:value="0.00000000017328" calcext:value-type="float">
            <text:p>1.73E-10</text:p>
          </table:table-cell>
          <table:table-cell table:style-name="ce1" office:value-type="float" office:value="0.000000000133639" calcext:value-type="float">
            <text:p>1.34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0212264" calcext:value-type="float">
            <text:p>2.12E-10</text:p>
          </table:table-cell>
          <table:table-cell table:style-name="ce1" office:value-type="float" office:value="0.000000000197252" calcext:value-type="float">
            <text:p>1.97E-10</text:p>
          </table:table-cell>
          <table:table-cell table:style-name="ce1" office:value-type="float" office:value="0.000000000271151" calcext:value-type="float">
            <text:p>2.71E-10</text:p>
          </table:table-cell>
          <table:table-cell table:style-name="ce1" office:value-type="float" office:value="0.000000000213531" calcext:value-type="float">
            <text:p>2.14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014746" calcext:value-type="float">
            <text:p>1.47E-10</text:p>
          </table:table-cell>
          <table:table-cell table:style-name="ce1" office:value-type="float" office:value="0.000000000137901" calcext:value-type="float">
            <text:p>1.38E-10</text:p>
          </table:table-cell>
          <table:table-cell table:style-name="ce1" office:value-type="float" office:value="0.000000000169126" calcext:value-type="float">
            <text:p>1.69E-10</text:p>
          </table:table-cell>
          <table:table-cell table:style-name="ce1" office:value-type="float" office:value="0.000000000131833" calcext:value-type="float">
            <text:p>1.32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0338281" calcext:value-type="float">
            <text:p>3.38E-10</text:p>
          </table:table-cell>
          <table:table-cell table:style-name="ce1" office:value-type="float" office:value="0.00000000030417" calcext:value-type="float">
            <text:p>3.04E-10</text:p>
          </table:table-cell>
          <table:table-cell table:style-name="ce1" office:value-type="float" office:value="0.000000000451687" calcext:value-type="float">
            <text:p>4.52E-10</text:p>
          </table:table-cell>
          <table:table-cell table:style-name="ce1" office:value-type="float" office:value="0.000000000366847" calcext:value-type="float">
            <text:p>3.67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0338906" calcext:value-type="float">
            <text:p>3.39E-10</text:p>
          </table:table-cell>
          <table:table-cell table:style-name="ce1" office:value-type="float" office:value="0.00000000030696" calcext:value-type="float">
            <text:p>3.07E-10</text:p>
          </table:table-cell>
          <table:table-cell table:style-name="ce1" office:value-type="float" office:value="0.000000000457628" calcext:value-type="float">
            <text:p>4.58E-10</text:p>
          </table:table-cell>
          <table:table-cell table:style-name="ce1" office:value-type="float" office:value="0.00000000036917" calcext:value-type="float">
            <text:p>3.69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00210579" calcext:value-type="float">
            <text:p>2.11E-10</text:p>
          </table:table-cell>
          <table:table-cell table:style-name="ce1" office:value-type="float" office:value="0.000000000193081" calcext:value-type="float">
            <text:p>1.93E-10</text:p>
          </table:table-cell>
          <table:table-cell table:style-name="ce1" office:value-type="float" office:value="0.000000000264953" calcext:value-type="float">
            <text:p>2.65E-10</text:p>
          </table:table-cell>
          <table:table-cell table:style-name="ce1" office:value-type="float" office:value="0.000000000208977" calcext:value-type="float">
            <text:p>2.09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00338281" calcext:value-type="float">
            <text:p>3.38E-10</text:p>
          </table:table-cell>
          <table:table-cell table:style-name="ce1" office:value-type="float" office:value="0.00000000030417" calcext:value-type="float">
            <text:p>3.04E-10</text:p>
          </table:table-cell>
          <table:table-cell table:style-name="ce1" office:value-type="float" office:value="0.000000000451687" calcext:value-type="float">
            <text:p>4.52E-10</text:p>
          </table:table-cell>
          <table:table-cell table:style-name="ce1" office:value-type="float" office:value="0.000000000366847" calcext:value-type="float">
            <text:p>3.67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00591437" calcext:value-type="float">
            <text:p>5.91E-10</text:p>
          </table:table-cell>
          <table:table-cell table:style-name="ce1" office:value-type="float" office:value="0.000000000523255" calcext:value-type="float">
            <text:p>5.23E-10</text:p>
          </table:table-cell>
          <table:table-cell table:style-name="ce1" office:value-type="float" office:value="0.000000000833846" calcext:value-type="float">
            <text:p>8.34E-10</text:p>
          </table:table-cell>
          <table:table-cell table:style-name="ce1" office:value-type="float" office:value="0.000000000681796" calcext:value-type="float">
            <text:p>6.82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0167147" calcext:value-type="float">
            <text:p>1.67E-10</text:p>
          </table:table-cell>
          <table:table-cell table:style-name="ce1" office:value-type="float" office:value="0.00000000012323" calcext:value-type="float">
            <text:p>1.23E-10</text:p>
          </table:table-cell>
          <table:table-cell table:style-name="ce1" office:value-type="float" office:value="0.000000000164012" calcext:value-type="float">
            <text:p>1.64E-10</text:p>
          </table:table-cell>
          <table:table-cell table:style-name="ce1" office:value-type="float" office:value="0.000000000154239" calcext:value-type="float">
            <text:p>1.54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0189198" calcext:value-type="float">
            <text:p>1.89E-10</text:p>
          </table:table-cell>
          <table:table-cell table:style-name="ce1" office:value-type="float" office:value="0.000000000144991" calcext:value-type="float">
            <text:p>1.45E-10</text:p>
          </table:table-cell>
          <table:table-cell table:style-name="ce1" office:value-type="float" office:value="0.000000000187223" calcext:value-type="float">
            <text:p>1.87E-10</text:p>
          </table:table-cell>
          <table:table-cell table:style-name="ce1" office:value-type="float" office:value="0.000000000179394" calcext:value-type="float">
            <text:p>1.79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0229812" calcext:value-type="float">
            <text:p>2.30E-10</text:p>
          </table:table-cell>
          <table:table-cell table:style-name="ce1" office:value-type="float" office:value="0.000000000186412" calcext:value-type="float">
            <text:p>1.86E-10</text:p>
          </table:table-cell>
          <table:table-cell table:style-name="ce1" office:value-type="float" office:value="0.000000000232587" calcext:value-type="float">
            <text:p>2.33E-10</text:p>
          </table:table-cell>
          <table:table-cell table:style-name="ce1" office:value-type="float" office:value="0.000000000218901" calcext:value-type="float">
            <text:p>2.19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0188572" calcext:value-type="float">
            <text:p>1.89E-10</text:p>
          </table:table-cell>
          <table:table-cell table:style-name="ce1" office:value-type="float" office:value="0.000000000143817" calcext:value-type="float">
            <text:p>1.44E-10</text:p>
          </table:table-cell>
          <table:table-cell table:style-name="ce1" office:value-type="float" office:value="0.000000000182634" calcext:value-type="float">
            <text:p>1.83E-10</text:p>
          </table:table-cell>
          <table:table-cell table:style-name="ce1" office:value-type="float" office:value="0.000000000176689" calcext:value-type="float">
            <text:p>1.77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0228629" calcext:value-type="float">
            <text:p>2.29E-10</text:p>
          </table:table-cell>
          <table:table-cell table:style-name="ce1" office:value-type="float" office:value="0.000000000178665" calcext:value-type="float">
            <text:p>1.79E-10</text:p>
          </table:table-cell>
          <table:table-cell table:style-name="ce1" office:value-type="float" office:value="0.000000000221499" calcext:value-type="float">
            <text:p>2.21E-10</text:p>
          </table:table-cell>
          <table:table-cell table:style-name="ce1" office:value-type="float" office:value="0.000000000222957" calcext:value-type="float">
            <text:p>2.23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0297171" calcext:value-type="float">
            <text:p>2.97E-10</text:p>
          </table:table-cell>
          <table:table-cell table:style-name="ce1" office:value-type="float" office:value="0.000000000254807" calcext:value-type="float">
            <text:p>2.55E-10</text:p>
          </table:table-cell>
          <table:table-cell table:style-name="ce1" office:value-type="float" office:value="0.000000000307044" calcext:value-type="float">
            <text:p>3.07E-10</text:p>
          </table:table-cell>
          <table:table-cell table:style-name="ce1" office:value-type="float" office:value="0.000000000269007" calcext:value-type="float">
            <text:p>2.69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0227081" calcext:value-type="float">
            <text:p>2.27E-10</text:p>
          </table:table-cell>
          <table:table-cell table:style-name="ce1" office:value-type="float" office:value="0.00000000017871" calcext:value-type="float">
            <text:p>1.79E-10</text:p>
          </table:table-cell>
          <table:table-cell table:style-name="ce1" office:value-type="float" office:value="0.000000000220178" calcext:value-type="float">
            <text:p>2.20E-10</text:p>
          </table:table-cell>
          <table:table-cell table:style-name="ce1" office:value-type="float" office:value="0.000000000218249" calcext:value-type="float">
            <text:p>2.18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0296155" calcext:value-type="float">
            <text:p>2.96E-10</text:p>
          </table:table-cell>
          <table:table-cell table:style-name="ce1" office:value-type="float" office:value="0.000000000251428" calcext:value-type="float">
            <text:p>2.51E-10</text:p>
          </table:table-cell>
          <table:table-cell table:style-name="ce1" office:value-type="float" office:value="0.00000000030681" calcext:value-type="float">
            <text:p>3.07E-10</text:p>
          </table:table-cell>
          <table:table-cell table:style-name="ce1" office:value-type="float" office:value="0.000000000266953" calcext:value-type="float">
            <text:p>2.67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0418106" calcext:value-type="float">
            <text:p>4.18E-10</text:p>
          </table:table-cell>
          <table:table-cell table:style-name="ce1" office:value-type="float" office:value="0.000000000365872" calcext:value-type="float">
            <text:p>3.66E-10</text:p>
          </table:table-cell>
          <table:table-cell table:style-name="ce1" office:value-type="float" office:value="0.000000000470792" calcext:value-type="float">
            <text:p>4.71E-10</text:p>
          </table:table-cell>
          <table:table-cell table:style-name="ce1" office:value-type="float" office:value="0.00000000039208" calcext:value-type="float">
            <text:p>3.92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00295927" calcext:value-type="float">
            <text:p>2.96E-10</text:p>
          </table:table-cell>
          <table:table-cell table:style-name="ce1" office:value-type="float" office:value="0.000000000250135" calcext:value-type="float">
            <text:p>2.50E-10</text:p>
          </table:table-cell>
          <table:table-cell table:style-name="ce1" office:value-type="float" office:value="0.000000000302328" calcext:value-type="float">
            <text:p>3.02E-10</text:p>
          </table:table-cell>
          <table:table-cell table:style-name="ce1" office:value-type="float" office:value="0.000000000266148" calcext:value-type="float">
            <text:p>2.66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00416101" calcext:value-type="float">
            <text:p>4.16E-10</text:p>
          </table:table-cell>
          <table:table-cell table:style-name="ce1" office:value-type="float" office:value="0.00000000036279" calcext:value-type="float">
            <text:p>3.63E-10</text:p>
          </table:table-cell>
          <table:table-cell table:style-name="ce1" office:value-type="float" office:value="0.000000000469829" calcext:value-type="float">
            <text:p>4.70E-10</text:p>
          </table:table-cell>
          <table:table-cell table:style-name="ce1" office:value-type="float" office:value="0.00000000038961" calcext:value-type="float">
            <text:p>3.90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00664985" calcext:value-type="float">
            <text:p>6.65E-10</text:p>
          </table:table-cell>
          <table:table-cell table:style-name="ce1" office:value-type="float" office:value="0.000000000580835" calcext:value-type="float">
            <text:p>5.81E-10</text:p>
          </table:table-cell>
          <table:table-cell table:style-name="ce1" office:value-type="float" office:value="0.00000000082841" calcext:value-type="float">
            <text:p>8.28E-10</text:p>
          </table:table-cell>
          <table:table-cell table:style-name="ce1" office:value-type="float" office:value="0.000000000690704" calcext:value-type="float">
            <text:p>6.91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0167147" calcext:value-type="float">
            <text:p>1.67E-10</text:p>
          </table:table-cell>
          <table:table-cell table:style-name="ce1" office:value-type="float" office:value="0.00000000012323" calcext:value-type="float">
            <text:p>1.23E-10</text:p>
          </table:table-cell>
          <table:table-cell table:style-name="ce1" office:value-type="float" office:value="0.000000000164012" calcext:value-type="float">
            <text:p>1.64E-10</text:p>
          </table:table-cell>
          <table:table-cell table:style-name="ce1" office:value-type="float" office:value="0.000000000154239" calcext:value-type="float">
            <text:p>1.54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00000264219" calcext:value-type="float">
            <text:p>2.64E-10</text:p>
          </table:table-cell>
          <table:table-cell table:style-name="ce1" office:value-type="float" office:value="0.000000000157367" calcext:value-type="float">
            <text:p>1.57E-10</text:p>
          </table:table-cell>
          <table:table-cell table:style-name="ce1" office:value-type="float" office:value="0.000000000266225" calcext:value-type="float">
            <text:p>2.66E-10</text:p>
          </table:table-cell>
          <table:table-cell table:style-name="ce1" office:value-type="float" office:value="0.00000000026504" calcext:value-type="float">
            <text:p>2.65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0188572" calcext:value-type="float">
            <text:p>1.89E-10</text:p>
          </table:table-cell>
          <table:table-cell table:style-name="ce1" office:value-type="float" office:value="0.000000000143817" calcext:value-type="float">
            <text:p>1.44E-10</text:p>
          </table:table-cell>
          <table:table-cell table:style-name="ce1" office:value-type="float" office:value="0.000000000182634" calcext:value-type="float">
            <text:p>1.83E-10</text:p>
          </table:table-cell>
          <table:table-cell table:style-name="ce1" office:value-type="float" office:value="0.000000000176689" calcext:value-type="float">
            <text:p>1.77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031428" calcext:value-type="float">
            <text:p>3.14E-10</text:p>
          </table:table-cell>
          <table:table-cell table:style-name="ce1" office:value-type="float" office:value="0.000000000206171" calcext:value-type="float">
            <text:p>2.06E-10</text:p>
          </table:table-cell>
          <table:table-cell table:style-name="ce1" office:value-type="float" office:value="0.000000000304882" calcext:value-type="float">
            <text:p>3.05E-10</text:p>
          </table:table-cell>
          <table:table-cell table:style-name="ce1" office:value-type="float" office:value="0.000000000307523" calcext:value-type="float">
            <text:p>3.08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00000000399776" calcext:value-type="float">
            <text:p>4.00E-10</text:p>
          </table:table-cell>
          <table:table-cell table:style-name="ce1" office:value-type="float" office:value="0.000000000288316" calcext:value-type="float">
            <text:p>2.88E-10</text:p>
          </table:table-cell>
          <table:table-cell table:style-name="ce1" office:value-type="float" office:value="0.00000000038252" calcext:value-type="float">
            <text:p>3.83E-10</text:p>
          </table:table-cell>
          <table:table-cell table:style-name="ce1" office:value-type="float" office:value="0.000000000398439" calcext:value-type="float">
            <text:p>3.98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0227081" calcext:value-type="float">
            <text:p>2.27E-10</text:p>
          </table:table-cell>
          <table:table-cell table:style-name="ce1" office:value-type="float" office:value="0.00000000017871" calcext:value-type="float">
            <text:p>1.79E-10</text:p>
          </table:table-cell>
          <table:table-cell table:style-name="ce1" office:value-type="float" office:value="0.000000000220178" calcext:value-type="float">
            <text:p>2.20E-10</text:p>
          </table:table-cell>
          <table:table-cell table:style-name="ce1" office:value-type="float" office:value="0.000000000218249" calcext:value-type="float">
            <text:p>2.18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0396099" calcext:value-type="float">
            <text:p>3.96E-10</text:p>
          </table:table-cell>
          <table:table-cell table:style-name="ce1" office:value-type="float" office:value="0.000000000283988" calcext:value-type="float">
            <text:p>2.84E-10</text:p>
          </table:table-cell>
          <table:table-cell table:style-name="ce1" office:value-type="float" office:value="0.000000000380668" calcext:value-type="float">
            <text:p>3.81E-10</text:p>
          </table:table-cell>
          <table:table-cell table:style-name="ce1" office:value-type="float" office:value="0.000000000396454" calcext:value-type="float">
            <text:p>3.96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.000000000539084" calcext:value-type="float">
            <text:p>5.39E-10</text:p>
          </table:table-cell>
          <table:table-cell table:style-name="ce1" office:value-type="float" office:value="0.000000000433263" calcext:value-type="float">
            <text:p>4.33E-10</text:p>
          </table:table-cell>
          <table:table-cell table:style-name="ce1" office:value-type="float" office:value="0.000000000543992" calcext:value-type="float">
            <text:p>5.44E-10</text:p>
          </table:table-cell>
          <table:table-cell table:style-name="ce1" office:value-type="float" office:value="0.000000000522449" calcext:value-type="float">
            <text:p>5.22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00295927" calcext:value-type="float">
            <text:p>2.96E-10</text:p>
          </table:table-cell>
          <table:table-cell table:style-name="ce1" office:value-type="float" office:value="0.000000000250135" calcext:value-type="float">
            <text:p>2.50E-10</text:p>
          </table:table-cell>
          <table:table-cell table:style-name="ce1" office:value-type="float" office:value="0.000000000302328" calcext:value-type="float">
            <text:p>3.02E-10</text:p>
          </table:table-cell>
          <table:table-cell table:style-name="ce1" office:value-type="float" office:value="0.000000000266148" calcext:value-type="float">
            <text:p>2.66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00536673" calcext:value-type="float">
            <text:p>5.37E-10</text:p>
          </table:table-cell>
          <table:table-cell table:style-name="ce1" office:value-type="float" office:value="0.000000000427651" calcext:value-type="float">
            <text:p>4.28E-10</text:p>
          </table:table-cell>
          <table:table-cell table:style-name="ce1" office:value-type="float" office:value="0.00000000053576" calcext:value-type="float">
            <text:p>5.36E-10</text:p>
          </table:table-cell>
          <table:table-cell table:style-name="ce1" office:value-type="float" office:value="0.000000000520682" calcext:value-type="float">
            <text:p>5.21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00000000778701" calcext:value-type="float">
            <text:p>7.79E-10</text:p>
          </table:table-cell>
          <table:table-cell table:style-name="ce1" office:value-type="float" office:value="0.000000000663547" calcext:value-type="float">
            <text:p>6.64E-10</text:p>
          </table:table-cell>
          <table:table-cell table:style-name="ce1" office:value-type="float" office:value="0.00000000087769" calcext:value-type="float">
            <text:p>8.78E-10</text:p>
          </table:table-cell>
          <table:table-cell table:style-name="ce1" office:value-type="float" office:value="0.000000000744475" calcext:value-type="float">
            <text:p>7.44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" svg:font-family="Courier"/>
    <style:font-face style:name="F" svg:font-family="" style:font-family-generic="roman"/>
    <style:font-face style:name="Nimbus Sans" svg:font-family="'Nimbus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AR PL UMing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5:37:08.921749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22:34:22.652469191</meta:creation-date>
    <dc:date>2020-04-18T21:10:20.503101644</dc:date>
    <meta:editing-duration>PT20M9S</meta:editing-duration>
    <meta:editing-cycles>4</meta:editing-cycles>
    <meta:generator>LibreOffice/6.4.3.2$Linux_X86_64 LibreOffice_project/40$Build-2</meta:generator>
    <meta:document-statistic meta:table-count="1" meta:cell-count="632" meta:object-count="0"/>
  </office:meta>
</office:document-meta>
</file>